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D00000161B88030F6A6ABE96A.png" manifest:media-type="image/png"/>
  <manifest:file-entry manifest:full-path="Pictures/10000201000000ED000001619D32A1205BE534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officeooo:rsid="002cd38e" officeooo:paragraph-rsid="002cd38e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in" loext:contextual-spacing="false" fo:line-height="0.0138in"/>
    </style:style>
    <style:style style:name="P7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8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2" text:anchor-type="paragraph" svg:x="0.3547in" svg:y="0.0827in" svg:width="1.2327in" svg:height="1.8346in" draw:z-index="0"><draw:image xlink:href="Pictures/10000201000000ED00000161B88030F6A6ABE96A.png" xlink:type="simple" xlink:show="embed" xlink:actuate="onLoad" loext:mime-type="image/png"/></draw:frame><draw:frame draw:style-name="fr1" draw:name="Image3" text:anchor-type="paragraph" svg:x="2.3346in" svg:y="0.0772in" svg:width="1.2299in" svg:height="1.8299in" draw:z-index="2"><draw:image xlink:href="Pictures/10000201000000ED000001619D32A1205BE53452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" text:anchor-type="paragraph" svg:x="0.3547in" svg:y="0.0827in" svg:width="1.2327in" svg:height="1.8346in" draw:z-index="1"><draw:image xlink:href="Pictures/10000201000000ED00000161B88030F6A6ABE96A.png" xlink:type="simple" xlink:show="embed" xlink:actuate="onLoad" loext:mime-type="image/png"/></draw:frame><draw:frame draw:style-name="fr1" draw:name="Image4" text:anchor-type="paragraph" svg:x="2.3346in" svg:y="0.0772in" svg:width="1.2299in" svg:height="1.8299in" draw:z-index="3"><draw:image xlink:href="Pictures/10000201000000ED000001619D32A1205BE5345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2" text:anchor-type="paragraph" svg:x="2.3346in" svg:y="0.0772in" svg:width="1.2299in" svg:height="1.8299in" draw:z-index="11"><draw:image xlink:href="Pictures/10000201000000ED000001619D32A1205BE53452.png" xlink:type="simple" xlink:show="embed" xlink:actuate="onLoad" loext:mime-type="image/png"/></draw:frame><draw:frame draw:style-name="fr1" draw:name="Image13" text:anchor-type="paragraph" svg:x="0.3547in" svg:y="0.0827in" svg:width="1.2327in" svg:height="1.8346in" draw:z-index="12"><draw:image xlink:href="Pictures/10000201000000ED00000161B88030F6A6ABE96A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5" text:anchor-type="paragraph" svg:x="2.3346in" svg:y="0.0772in" svg:width="1.2299in" svg:height="1.8299in" draw:z-index="4"><draw:image xlink:href="Pictures/10000201000000ED000001619D32A1205BE53452.png" xlink:type="simple" xlink:show="embed" xlink:actuate="onLoad" loext:mime-type="image/png"/></draw:frame><draw:frame draw:style-name="fr1" draw:name="Image16" text:anchor-type="paragraph" svg:x="0.3547in" svg:y="0.0827in" svg:width="1.2327in" svg:height="1.8346in" draw:z-index="15"><draw:image xlink:href="Pictures/10000201000000ED00000161B88030F6A6ABE96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1" text:anchor-type="paragraph" svg:x="2.3346in" svg:y="0.0772in" svg:width="1.2299in" svg:height="1.8299in" draw:z-index="10"><draw:image xlink:href="Pictures/10000201000000ED000001619D32A1205BE53452.png" xlink:type="simple" xlink:show="embed" xlink:actuate="onLoad" loext:mime-type="image/png"/></draw:frame><draw:frame draw:style-name="fr1" draw:name="Image14" text:anchor-type="paragraph" svg:x="0.3547in" svg:y="0.0827in" svg:width="1.2327in" svg:height="1.8346in" draw:z-index="13"><draw:image xlink:href="Pictures/10000201000000ED00000161B88030F6A6ABE96A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2.3346in" svg:y="0.0772in" svg:width="1.2299in" svg:height="1.8299in" draw:z-index="5"><draw:image xlink:href="Pictures/10000201000000ED000001619D32A1205BE53452.png" xlink:type="simple" xlink:show="embed" xlink:actuate="onLoad" loext:mime-type="image/png"/></draw:frame><draw:frame draw:style-name="fr1" draw:name="Image17" text:anchor-type="paragraph" svg:x="0.3547in" svg:y="0.0827in" svg:width="1.2327in" svg:height="1.8346in" draw:z-index="16"><draw:image xlink:href="Pictures/10000201000000ED00000161B88030F6A6ABE96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5"><draw:frame draw:style-name="fr1" draw:name="Image8" text:anchor-type="paragraph" svg:x="2.3346in" svg:y="0.0772in" svg:width="1.2299in" svg:height="1.8299in" draw:z-index="7"><draw:image xlink:href="Pictures/10000201000000ED000001619D32A1205BE53452.png" xlink:type="simple" xlink:show="embed" xlink:actuate="onLoad" loext:mime-type="image/png"/></draw:frame><draw:frame draw:style-name="fr1" draw:name="Image15" text:anchor-type="paragraph" svg:x="0.3547in" svg:y="0.0827in" svg:width="1.2327in" svg:height="1.8346in" draw:z-index="14"><draw:image xlink:href="Pictures/10000201000000ED00000161B88030F6A6ABE96A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7" text:anchor-type="paragraph" svg:x="2.3346in" svg:y="0.0772in" svg:width="1.2299in" svg:height="1.8299in" draw:z-index="6"><draw:image xlink:href="Pictures/10000201000000ED000001619D32A1205BE53452.png" xlink:type="simple" xlink:show="embed" xlink:actuate="onLoad" loext:mime-type="image/png"/></draw:frame><draw:frame draw:style-name="fr1" draw:name="Image18" text:anchor-type="paragraph" svg:x="0.3547in" svg:y="0.0827in" svg:width="1.2327in" svg:height="1.8346in" draw:z-index="17"><draw:image xlink:href="Pictures/10000201000000ED00000161B88030F6A6ABE96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8"><draw:frame draw:style-name="fr1" draw:name="Image9" text:anchor-type="paragraph" svg:x="2.3346in" svg:y="0.0772in" svg:width="1.2299in" svg:height="1.8299in" draw:z-index="8"><draw:image xlink:href="Pictures/10000201000000ED000001619D32A1205BE53452.png" xlink:type="simple" xlink:show="embed" xlink:actuate="onLoad" loext:mime-type="image/png"/></draw:frame><draw:frame draw:style-name="fr1" draw:name="Image20" text:anchor-type="paragraph" svg:x="0.3547in" svg:y="0.0827in" svg:width="1.2327in" svg:height="1.8346in" draw:z-index="19"><draw:image xlink:href="Pictures/10000201000000ED00000161B88030F6A6ABE96A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8"><draw:frame draw:style-name="fr1" draw:name="Image10" text:anchor-type="paragraph" svg:x="2.3346in" svg:y="0.0772in" svg:width="1.2299in" svg:height="1.8299in" draw:z-index="9"><draw:image xlink:href="Pictures/10000201000000ED000001619D32A1205BE53452.png" xlink:type="simple" xlink:show="embed" xlink:actuate="onLoad" loext:mime-type="image/png"/></draw:frame><draw:frame draw:style-name="fr1" draw:name="Image19" text:anchor-type="paragraph" svg:x="0.3547in" svg:y="0.0827in" svg:width="1.2327in" svg:height="1.8346in" draw:z-index="18"><draw:image xlink:href="Pictures/10000201000000ED00000161B88030F6A6ABE96A.png" xlink:type="simple" xlink:show="embed" xlink:actuate="onLoad" loext:mime-type="image/png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6-02T21:33:29.142000000</meta:print-date>
    <dc:date>2020-03-28T20:41:06.037000000</dc:date>
    <meta:editing-cycles>43</meta:editing-cycles>
    <dc:subject>Avery Dennison Template</dc:subject>
    <dc:title>Avery Dennison Template</dc:title>
    <meta:editing-duration>P3DT18H7M56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0" meta:word-count="0" meta:character-count="0" meta:non-whitespace-character-count="0"/>
    <meta:template xlink:type="simple" xlink:actuate="onRequest" xlink:title="Normal.dotm" xlink:href=""/>
  </office:meta>
</office:document-meta>
</file>